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0bdf"/>
    </style:style>
    <style:style style:name="P2" style:family="paragraph" style:parent-style-name="Standard">
      <style:paragraph-properties fo:text-align="center" style:justify-single-word="false"/>
      <style:text-properties fo:font-weight="bold" officeooo:paragraph-rsid="001b0bdf" style:font-weight-asian="bold" style:font-weight-complex="bold"/>
    </style:style>
    <style:style style:name="P3" style:family="paragraph" style:parent-style-name="Standard">
      <style:paragraph-properties fo:text-align="center" style:justify-single-word="false"/>
      <style:text-properties style:font-name="Times New Roman" fo:font-size="12pt" fo:font-weight="bold" officeooo:paragraph-rsid="001b0bdf" style:font-size-asian="12pt" style:font-weight-asian="bold" style:font-name-complex="Times New Roman1" style:font-size-complex="12pt" style:font-weight-complex="bold"/>
    </style:style>
    <style:style style:name="P4" style:family="paragraph" style:parent-style-name="List_20_Paragraph">
      <style:paragraph-properties fo:margin-top="0in" fo:margin-bottom="0.139in" style:contextual-spacing="true"/>
      <style:text-properties officeooo:paragraph-rsid="001b0bdf"/>
    </style:style>
    <style:style style:name="P5" style:family="paragraph" style:parent-style-name="List_20_Paragraph">
      <style:paragraph-properties fo:margin-top="0in" fo:margin-bottom="0.139in" style:contextual-spacing="true"/>
      <style:text-properties fo:font-weight="bold" officeooo:paragraph-rsid="001b0bdf" style:font-weight-asian="bold" style:font-weight-complex="bold"/>
    </style:style>
    <style:style style:name="P6" style:family="paragraph" style:parent-style-name="List_20_Paragraph">
      <style:text-properties officeooo:paragraph-rsid="001b0bdf"/>
    </style:style>
    <style:style style:name="P7" style:family="paragraph" style:parent-style-name="List_20_Paragraph">
      <style:text-properties fo:font-weight="bold" officeooo:paragraph-rsid="001b0bdf" style:font-weight-asian="bold" style:font-weight-complex="bold"/>
    </style:style>
    <style:style style:name="P8" style:family="paragraph" style:parent-style-name="Standard" style:master-page-name="Standard">
      <style:paragraph-properties fo:text-align="center" style:justify-single-word="false" style:page-number="auto"/>
      <style:text-properties fo:font-weight="bold" officeooo:paragraph-rsid="001b0bdf" style:font-weight-asian="bold" style:font-weight-complex="bold"/>
    </style:style>
    <style:style style:name="P9" style:family="paragraph" style:parent-style-name="Standard" style:master-page-name="Standard">
      <style:paragraph-properties fo:text-align="center" style:justify-single-word="false" style:page-number="auto"/>
      <style:text-properties style:font-name="Times New Roman" fo:font-size="12pt" fo:font-weight="bold" officeooo:paragraph-rsid="001b0bdf" style:font-size-asian="12pt" style:font-weight-asian="bold" style:font-name-complex="Times New Roman1" style:font-size-complex="12pt" style:font-weight-complex="bold"/>
    </style:style>
    <style:style style:name="P10" style:family="paragraph" style:parent-style-name="Standard" style:master-page-name="Standard">
      <style:paragraph-properties fo:text-align="center" style:justify-single-word="false" style:page-number="auto"/>
      <style:text-properties officeooo:paragraph-rsid="001b0bdf"/>
    </style:style>
    <style:style style:name="P11" style:family="paragraph" style:parent-style-name="Standard">
      <style:paragraph-properties fo:text-align="center" style:justify-single-word="false"/>
      <style:text-properties officeooo:paragraph-rsid="001f8403"/>
    </style:style>
    <style:style style:name="P12" style:family="paragraph" style:parent-style-name="Standard">
      <style:text-properties officeooo:paragraph-rsid="001f8403"/>
    </style:style>
    <style:style style:name="P13" style:family="paragraph" style:parent-style-name="Standard">
      <style:paragraph-properties fo:margin-left="0.75in" fo:margin-right="0in" fo:margin-top="0in" fo:margin-bottom="0.139in" style:contextual-spacing="true" fo:text-align="justify" style:justify-single-word="false" fo:text-indent="0in" style:auto-text-indent="false"/>
      <style:text-properties style:font-name="Times New Roman" fo:font-size="12pt" fo:font-weight="bold" officeooo:paragraph-rsid="001b0bdf" style:font-size-asian="12pt" style:font-weight-asian="bold" style:font-name-complex="Times New Roman1" style:font-size-complex="12pt" style:font-weight-complex="bold"/>
    </style:style>
    <style:style style:name="P14" style:family="paragraph" style:parent-style-name="Standard">
      <style:paragraph-properties fo:margin-left="0.75in" fo:margin-right="0in" fo:margin-top="0in" fo:margin-bottom="0.139in" style:contextual-spacing="true" fo:text-align="justify" style:justify-single-word="false" fo:text-indent="0in" style:auto-text-indent="false"/>
      <style:text-properties style:font-name="Times New Roman" fo:font-size="12pt" fo:font-weight="bold" officeooo:paragraph-rsid="001f8403" style:font-size-asian="12pt" style:font-weight-asian="bold" style:font-name-complex="Times New Roman1" style:font-size-complex="12pt" style:font-weight-complex="bold"/>
    </style:style>
    <style:style style:name="P15" style:family="paragraph" style:parent-style-name="Standard" style:master-page-name="Standard">
      <style:paragraph-properties fo:text-align="center" style:justify-single-word="false" style:page-number="auto"/>
      <style:text-properties officeooo:paragraph-rsid="001f8403"/>
    </style:style>
    <style:style style:name="P16" style:family="paragraph" style:parent-style-name="List_20_Paragraph" style:list-style-name="WWNum1">
      <style:text-properties officeooo:paragraph-rsid="001b0bdf"/>
    </style:style>
    <style:style style:name="P17" style:family="paragraph" style:parent-style-name="List_20_Paragraph" style:list-style-name="WWNum1">
      <style:text-properties fo:font-weight="bold" officeooo:paragraph-rsid="001b0bdf" style:font-weight-asian="bold" style:font-weight-complex="bold"/>
    </style:style>
    <style:style style:name="P18" style:family="paragraph" style:parent-style-name="List_20_Paragraph" style:list-style-name="WWNum1">
      <style:paragraph-properties fo:text-align="justify" style:justify-single-word="false"/>
      <style:text-properties fo:font-weight="bold" officeooo:paragraph-rsid="001b0bdf" style:font-weight-asian="bold" style:font-weight-complex="bold"/>
    </style:style>
    <style:style style:name="P19" style:family="paragraph" style:parent-style-name="List_20_Paragraph" style:list-style-name="WWNum2">
      <style:paragraph-properties fo:line-height="150%" fo:text-align="justify" style:justify-single-word="false"/>
      <style:text-properties style:font-name="Times New Roman" fo:font-size="12pt" fo:font-weight="bold" officeooo:paragraph-rsid="001b0bdf" style:font-size-asian="12pt" style:font-weight-asian="bold" style:font-name-complex="Times New Roman1" style:font-size-complex="12pt" style:font-weight-complex="bold"/>
    </style:style>
    <style:style style:name="P20" style:family="paragraph" style:parent-style-name="List_20_Paragraph" style:list-style-name="WWNum1">
      <style:paragraph-properties fo:margin-top="0in" fo:margin-bottom="0.139in" style:contextual-spacing="true"/>
      <style:text-properties fo:font-weight="bold" officeooo:paragraph-rsid="001b0bdf" style:font-weight-asian="bold" style:font-weight-complex="bold"/>
    </style:style>
    <style:style style:name="P21" style:family="paragraph" style:parent-style-name="List_20_Paragraph" style:list-style-name="WWNum2">
      <style:paragraph-properties fo:margin-top="0in" fo:margin-bottom="0.139in" style:contextual-spacing="true"/>
      <style:text-properties style:font-name="Times New Roman" fo:font-size="12pt" fo:font-weight="bold" officeooo:paragraph-rsid="001b0bdf" style:font-size-asian="12pt" style:font-weight-asian="bold" style:font-name-complex="Times New Roman1" style:font-size-complex="12pt" style:font-weight-complex="bold"/>
    </style:style>
    <style:style style:name="P22" style:family="paragraph" style:parent-style-name="List_20_Paragraph" style:list-style-name="WWNum1">
      <style:paragraph-properties fo:margin-top="0in" fo:margin-bottom="0.139in" style:contextual-spacing="true"/>
      <style:text-properties style:font-name="Times New Roman" fo:font-size="12pt" officeooo:paragraph-rsid="001b0bdf" style:font-size-asian="12pt" style:font-name-complex="Times New Roman1" style:font-size-complex="12pt"/>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text-position="super 58%"/>
    </style:style>
    <style:style style:name="T4" style:family="text">
      <style:text-properties style:text-position="super 58%"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erwalk Institute of Technology</text:p>
      <text:p text:style-name="P2">Introduction to Cognitive Sceince</text:p>
      <text:p text:style-name="P2">Class Work</text:p>
      <text:p text:style-name="P2">2014 Nov 12</text:p>
      <text:list xml:id="list3697275439585107394" text:style-name="WWNum1">
        <text:list-item>
          <text:p text:style-name="P17">NLP is the must for making the machine intelligence. Give some evidences/ proof to justify the statement.</text:p>
        </text:list-item>
      </text:list>
      <text:p text:style-name="P7"/>
      <text:p text:style-name="P7">Plz refer the following for fundamental</text:p>
      <text:p text:style-name="P6"><text:a xlink:type="simple" xlink:href="http://www.cs.colorado.edu/~martin/SLP/Updates/1.pdf"><text:span text:style-name="Internet_20_link"><text:span text:style-name="T1">http://www.cs.colorado.edu/~martin/SLP/Updates/1.pdf</text:span></text:span></text:a></text:p>
      <text:p text:style-name="P7">here is some list of publications Dan Jurafsky</text:p>
      <text:p text:style-name="P7">plz try to visit them</text:p>
      <text:p text:style-name="P7">http://web.stanford.edu/~jurafsky/<text:bookmark text:name="_GoBack"/>pubs.html</text:p>
      <text:p text:style-name="P7">Observing the resources on web please try to elaborate and justify your view.</text:p>
      <text:p text:style-name="P7"/>
      <text:list xml:id="list223750350387444" text:continue-numbering="true" text:style-name="WWNum1">
        <text:list-item>
          <text:p text:style-name="P20">Why do we need to learn about Machine Learning to make the machine intelligence?</text:p>
        </text:list-item>
      </text:list>
      <text:p text:style-name="P5"/>
      <text:p text:style-name="P9">Deerwalk Institute of Technology</text:p>
      <text:p text:style-name="P3">Cognitive Science</text:p>
      <text:p text:style-name="P2"><text:span text:style-name="T2">B. Sc. CSIT 4</text:span><text:span text:style-name="T4">th</text:span><text:span text:style-name="T2"> Semester</text:span></text:p>
      <text:p text:style-name="P3">2014 Dec 3</text:p>
      <text:list xml:id="list9016771356938432135" text:style-name="WWNum2">
        <text:list-item>
          <text:p text:style-name="P19">What do you understand by Turing machine? Design a Turing machine with finite set of states as q0 and q1, alphabets are ‘a’ and blank, initial state is q0 and assume your own suitable transitions.<text:tab/><text:tab/></text:p>
        </text:list-item>
        <text:list-item>
          <text:p text:style-name="P21">Why neural network is important? Explain any type of neural network system along with its algorithm.</text:p>
        </text:list-item>
      </text:list>
      <text:p text:style-name="P5"/>
      <text:p text:style-name="P10">Deerwalk Institute of Technology</text:p>
      <text:p text:style-name="P1">Introduction to Cognitive Science</text:p>
      <text:p text:style-name="P1">Class Work</text:p>
      <text:p text:style-name="P1">2014 Nov 21</text:p>
      <text:list xml:id="list223749109883194" text:continue-list="list223750350387444" text:style-name="WWNum1">
        <text:list-item>
          <text:p text:style-name="P16">Why A* search is considered as optimal rather than Greedy First Search? Explain. If example is needed then mention it.</text:p>
        </text:list-item>
        <text:list-item>
          <text:p text:style-name="P22">Why searching is necessary in AI?</text:p>
        </text:list-item>
      </text:list>
      <text:p text:style-name="P4"/>
      <text:p text:style-name="P4"/>
      <text:p text:style-name="P8">Deerwalk Institute Of Technology</text:p>
      <text:p text:style-name="P2">Class Assignment</text:p>
      <text:p text:style-name="P2">Cognitive Science</text:p>
      <text:p text:style-name="P2">2014 Nov 14</text:p>
      <text:list xml:id="list223749048573400" text:continue-numbering="true" text:style-name="WWNum1">
        <text:list-item>
          <text:p text:style-name="P18">Define lexicon. How morphological analysis helps in Information Retrieval? (this is beyond syllabus but might help in your research career in NLP, so take the help of Google uncle to elaborate your knowledge about NLP).</text:p>
        </text:list-item>
        <text:list-item>
          <text:p text:style-name="P18">Define DFA. Construct the DFA to solve the following problems.</text:p>
          <text:list>
            <text:list-item>
              <text:p text:style-name="P18">To accept all the binary strings starting with 0 and ending with 1.</text:p>
            </text:list-item>
            <text:list-item>
              <text:p text:style-name="P18">Not containing consecutive 0s.</text:p>
            </text:list-item>
            <text:list-item>
              <text:p text:style-name="P18">1 is always followed by 0.</text:p>
            </text:list-item>
            <text:list-item>
              <text:p text:style-name="P18">Containing even number of 1s.</text:p>
            </text:list-item>
          </text:list>
        </text:list-item>
      </text:list>
      <text:p text:style-name="P13">(This belongs to Unit 3 but as we have already learned about it in TOC, so with that help plz solve this. But we don’t need in detail in our course like TOC, we just need to know about definition.)</text:p>
      <text:p text:style-name="P13"/>
      <text:p text:style-name="P15">Deerwalk Institute of Technology</text:p>
      <text:p text:style-name="P11"><text:bookmark text:name="_GoBack1"/>Cognitive Science</text:p>
      <text:p text:style-name="P11">2014 Dec 9</text:p>
      <text:p text:style-name="P11">B. Sc. CSIT 4<text:span text:style-name="T3">th</text:span> Semester</text:p>
      <text:p text:style-name="P12">1. Explain about machine learning with example.</text:p>
      <text:p text:style-name="P14">2. Describe about parameters of N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8T22:37:48.680723410</dc:date>
    <meta:generator>LibreOffice/4.2.7.2$Linux_X86_64 LibreOffice_project/420m0$Build-2</meta:generator>
    <meta:editing-duration>P0D</meta:editing-duration>
    <meta:editing-cycles>3</meta:editing-cycles>
    <meta:document-statistic meta:table-count="0" meta:image-count="0" meta:object-count="0" meta:page-count="5" meta:paragraph-count="41" meta:word-count="345" meta:character-count="2063" meta:non-whitespace-character-count="1769"/>
  </office:meta>
</office:document-meta>
</file>